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Heading_20_1">
      <style:text-properties officeooo:paragraph-rsid="00059970"/>
    </style:style>
    <style:style style:name="P10" style:family="paragraph" style:parent-style-name="Heading_20_1">
      <style:text-properties officeooo:paragraph-rsid="00078eb4"/>
    </style:style>
    <style:style style:name="P11" style:family="paragraph" style:parent-style-name="Heading_20_1">
      <style:text-properties officeooo:paragraph-rsid="000e02d1"/>
    </style:style>
    <style:style style:name="P12" style:family="paragraph" style:parent-style-name="Heading_20_1">
      <style:text-properties officeooo:paragraph-rsid="001098e1"/>
    </style:style>
    <style:style style:name="P13" style:family="paragraph" style:parent-style-name="Heading_20_1">
      <style:text-properties officeooo:paragraph-rsid="00122ed4"/>
    </style:style>
    <style:style style:name="P14" style:family="paragraph" style:parent-style-name="Heading_20_1">
      <style:text-properties officeooo:paragraph-rsid="0014bf5e"/>
    </style:style>
    <style:style style:name="P15" style:family="paragraph" style:parent-style-name="Heading_20_1">
      <style:text-properties officeooo:paragraph-rsid="0016ad09"/>
    </style:style>
    <style:style style:name="P16" style:family="paragraph" style:parent-style-name="Text_20_body">
      <style:text-properties officeooo:rsid="0014bf5e" officeooo:paragraph-rsid="0014bf5e"/>
    </style:style>
    <style:style style:name="P17" style:family="paragraph" style:parent-style-name="Text_20_body">
      <style:text-properties officeooo:paragraph-rsid="0016ad09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9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0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1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12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13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14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16">Grosse modification des transformations, pour avoir des transformations de plus en plus utilisables.</text:p>
      <text:h text:style-name="P15" text:outline-level="1"><text:span text:style-name="T17">20</text:span>/02/2024 – <text:span text:style-name="T17">09:24</text:span></text:h>
      <text:p text:style-name="P17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20T09:23:59.811000000</dc:date>
    <meta:editing-duration>PT16M47S</meta:editing-duration>
    <meta:editing-cycles>25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9" meta:word-count="232" meta:character-count="1575" meta:non-whitespace-character-count="1355"/>
  </office:meta>
</office:document-meta>
</file>